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CDCCA547ADB471B4.png" manifest:media-type="image/png"/>
  <manifest:file-entry manifest:full-path="Pictures/10000000000003C000000500DE0094FEAF9AB9B3.png" manifest:media-type="image/png"/>
  <manifest:file-entry manifest:full-path="Pictures/10000000000003C000000500C7068623EBC92D4A.png" manifest:media-type="image/png"/>
  <manifest:file-entry manifest:full-path="Pictures/10000000000003C000000500E9306D5F878F21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27in" draw:z-index="1"><draw:image xlink:href="Pictures/10000000000003C000000500DE0094FEAF9AB9B3.png" xlink:type="simple" xlink:show="embed" xlink:actuate="onLoad" loext:mime-type="image/x-vclgraphic"/></draw:frame></text:p>
      <text:p text:style-name="Standard"><draw:frame draw:style-name="fr1" draw:name="Image2" text:anchor-type="paragraph" svg:width="6.9252in" svg:height="9.2327in" draw:z-index="0"><draw:image xlink:href="Pictures/10000000000003C000000500E9306D5F878F21E0.png" xlink:type="simple" xlink:show="embed" xlink:actuate="onLoad" loext:mime-type="image/png"/></draw:frame><text:soft-page-break/></text:p>
      <text:p text:style-name="Standard"><draw:frame draw:style-name="fr1" draw:name="Image3" text:anchor-type="paragraph" svg:width="6.9252in" svg:height="9.2327in" draw:z-index="2"><draw:image xlink:href="Pictures/10000000000003C000000500C7068623EBC92D4A.png" xlink:type="simple" xlink:show="embed" xlink:actuate="onLoad" loext:mime-type="image/x-vclgraphic"/></draw:frame><text:soft-page-break/></text:p>
      <text:p text:style-name="Standard"><draw:frame draw:style-name="fr1" draw:name="Image4" text:anchor-type="paragraph" svg:width="6.9252in" svg:height="5.1937in" draw:z-index="3"><draw:image xlink:href="Pictures/1000000000000500000003C0CDCCA547ADB471B4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33:54.318359511</meta:creation-date>
    <dc:date>2020-05-09T16:47:13.382042259</dc:date>
    <meta:editing-duration>PT3M58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